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otal widht</text:p>
          </table:table-cell>
          <table:table-cell table:style-name="ce1" office:value-type="string" calcext:value-type="string">
            <text:p>total height</text:p>
          </table:table-cell>
          <table:table-cell table:style-name="ce1" office:value-type="string" calcext:value-type="string">
            <text:p>aspect ratio</text:p>
          </table:table-cell>
          <table:table-cell table:style-name="ce1"/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x_start</text:p>
          </table:table-cell>
          <table:table-cell table:style-name="ce1" office:value-type="string" calcext:value-type="string">
            <text:p>x_end</text:p>
          </table:table-cell>
          <table:table-cell table:style-name="ce1" office:value-type="string" calcext:value-type="string">
            <text:p>y_start</text:p>
          </table:table-cell>
          <table:table-cell table:style-name="ce1" office:value-type="string" calcext:value-type="string">
            <text:p>y_end</text:p>
          </table:table-cell>
          <table:table-cell table:style-name="ce1"/>
          <table:table-cell table:style-name="ce1" office:value-type="string" calcext:value-type="string">
            <text:p>general</text:p>
          </table:table-cell>
          <table:table-cell table:style-name="ce2" office:value-type="string" calcext:value-type="string">
            <text:p>x_start</text:p>
          </table:table-cell>
          <table:table-cell table:style-name="ce2" office:value-type="string" calcext:value-type="string">
            <text:p>x_end</text:p>
          </table:table-cell>
          <table:table-cell table:style-name="ce2" office:value-type="string" calcext:value-type="string">
            <text:p>y_start</text:p>
          </table:table-cell>
          <table:table-cell table:style-name="ce2" office:value-type="string" calcext:value-type="string">
            <text:p>y_end</text:p>
          </table:table-cell>
          <table:table-cell table:number-columns-repeated="3"/>
          <table:table-cell table:style-name="ce1" table:number-columns-repeated="1006"/>
        </table:table-row>
        <table:table-row table:style-name="ro1">
          <table:table-cell table:formula="of:=[.B5]-[.A5]" office:value-type="float" office:value="312" calcext:value-type="float">
            <text:p>312</text:p>
          </table:table-cell>
          <table:table-cell table:formula="of:=[.B7]-[.A7]" office:value-type="float" office:value="184" calcext:value-type="float">
            <text:p>184</text:p>
          </table:table-cell>
          <table:table-cell table:formula="of:=[.A2]/[.B2]" office:value-type="float" office:value="1.69565217391304" calcext:value-type="float">
            <text:p>1,69565217391304</text:p>
          </table:table-cell>
          <table:table-cell table:number-columns-repeated="8"/>
          <table:table-cell table:style-name="ce3" table:number-columns-repeated="4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head</text:p>
          </table:table-cell>
          <table:table-cell office:value-type="float" office:value="267" calcext:value-type="float">
            <text:p>267</text:p>
          </table:table-cell>
          <table:table-cell office:value-type="float" office:value="352" calcext:value-type="float">
            <text:p>352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3" table:formula="of:=([.F3]-[.$A$5])/[.$A$2]" office:value-type="float" office:value="0.727564102564102" calcext:value-type="float">
            <text:p>0,73</text:p>
          </table:table-cell>
          <table:table-cell table:style-name="ce3" table:formula="of:=([.G3]-[.$A$5])/[.$A$2]" office:value-type="float" office:value="1" calcext:value-type="float">
            <text:p>1,00</text:p>
          </table:table-cell>
          <table:table-cell table:style-name="ce3" table:formula="of:=([.H3]-[.$A$7])/[.$B$2]" office:value-type="float" office:value="0" calcext:value-type="float">
            <text:p>0,00</text:p>
          </table:table-cell>
          <table:table-cell table:style-name="ce3" table:formula="of:=([.I3]-[.$A$7])/[.$B$2]" office:value-type="float" office:value="0.41304347826087" calcext:value-type="float">
            <text:p>0,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 table:number-columns-repeated="2"/>
          <table:table-cell office:value-type="string" calcext:value-type="string">
            <text:p>torso</text:p>
          </table:table-cell>
          <table:table-cell table:formula="of:=296-189" office:value-type="float" office:value="107" calcext:value-type="float">
            <text:p>107</text:p>
          </table:table-cell>
          <table:table-cell office:value-type="float" office:value="296" calcext:value-type="float">
            <text:p>296</text:p>
          </table:table-cell>
          <table:table-cell office:value-type="float" office:value="105" calcext:value-type="float">
            <text:p>10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style-name="ce3" table:formula="of:=([.F4]-[.$A$5])/[.$A$2]" office:value-type="float" office:value="0.21474358974359" calcext:value-type="float">
            <text:p>0,21</text:p>
          </table:table-cell>
          <table:table-cell table:style-name="ce3" table:formula="of:=([.G4]-[.$A$5])/[.$A$2]" office:value-type="float" office:value="0.82051282051282" calcext:value-type="float">
            <text:p>0,82</text:p>
          </table:table-cell>
          <table:table-cell table:style-name="ce3" table:formula="of:=([.H4]-[.$A$7])/[.$B$2]" office:value-type="float" office:value="0.168478260869565" calcext:value-type="float">
            <text:p>0,17</text:p>
          </table:table-cell>
          <table:table-cell table:style-name="ce3" table:formula="of:=([.I4]-[.$A$7])/[.$B$2]" office:value-type="float" office:value="0.646739130434783" calcext:value-type="float">
            <text:p>0,6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string" calcext:value-type="string">
            <text:p>tail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3" table:formula="of:=([.F5]-[.$A$5])/[.$A$2]" office:value-type="float" office:value="0" calcext:value-type="float">
            <text:p>0,00</text:p>
          </table:table-cell>
          <table:table-cell table:style-name="ce3" table:formula="of:=([.G5]-[.$A$5])/[.$A$2]" office:value-type="float" office:value="0.230769230769231" calcext:value-type="float">
            <text:p>0,23</text:p>
          </table:table-cell>
          <table:table-cell table:style-name="ce3" table:formula="of:=([.H5]-[.$A$7])/[.$B$2]" office:value-type="float" office:value="0.168478260869565" calcext:value-type="float">
            <text:p>0,17</text:p>
          </table:table-cell>
          <table:table-cell table:style-name="ce3" table:formula="of:=([.I5]-[.$A$7])/[.$B$2]" office:value-type="float" office:value="0.353260869565217" calcext:value-type="float">
            <text:p>0,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_start</text:p>
          </table:table-cell>
          <table:table-cell office:value-type="string" calcext:value-type="string">
            <text:p>y_end</text:p>
          </table:table-cell>
          <table:table-cell table:number-columns-repeated="2"/>
          <table:table-cell office:value-type="string" calcext:value-type="string">
            <text:p>legs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3" table:formula="of:=([.F6]-[.$A$5])/[.$A$2]" office:value-type="float" office:value="0.153846153846154" calcext:value-type="float">
            <text:p>0,15</text:p>
          </table:table-cell>
          <table:table-cell table:style-name="ce3" table:formula="of:=([.G6]-[.$A$5])/[.$A$2]" office:value-type="float" office:value="0.365384615384615" calcext:value-type="float">
            <text:p>0,37</text:p>
          </table:table-cell>
          <table:table-cell table:style-name="ce3" table:formula="of:=([.H6]-[.$A$7])/[.$B$2]" office:value-type="float" office:value="0.630434782608696" calcext:value-type="float">
            <text:p>0,63</text:p>
          </table:table-cell>
          <table:table-cell table:style-name="ce3" table:formula="of:=([.I6]-[.$A$7])/[.$B$2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90" calcext:value-type="float">
            <text:p>190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3" table:formula="of:=([.F7]-[.$A$5])/[.$A$2]" office:value-type="float" office:value="0.211538461538462" calcext:value-type="float">
            <text:p>0,21</text:p>
          </table:table-cell>
          <table:table-cell table:style-name="ce3" table:formula="of:=([.G7]-[.$A$5])/[.$A$2]" office:value-type="float" office:value="0.342948717948718" calcext:value-type="float">
            <text:p>0,34</text:p>
          </table:table-cell>
          <table:table-cell table:style-name="ce3" table:formula="of:=([.H7]-[.$A$7])/[.$B$2]" office:value-type="float" office:value="0.630434782608696" calcext:value-type="float">
            <text:p>0,63</text:p>
          </table:table-cell>
          <table:table-cell table:style-name="ce3" table:formula="of:=([.I7]-[.$A$7])/[.$B$2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3" table:formula="of:=([.F8]-[.$A$5])/[.$A$2]" office:value-type="float" office:value="0.557692307692308" calcext:value-type="float">
            <text:p>0,56</text:p>
          </table:table-cell>
          <table:table-cell table:style-name="ce3" table:formula="of:=([.G8]-[.$A$5])/[.$A$2]" office:value-type="float" office:value="0.650641025641026" calcext:value-type="float">
            <text:p>0,65</text:p>
          </table:table-cell>
          <table:table-cell table:style-name="ce3" table:formula="of:=([.H8]-[.$A$7])/[.$B$2]" office:value-type="float" office:value="0.630434782608696" calcext:value-type="float">
            <text:p>0,63</text:p>
          </table:table-cell>
          <table:table-cell table:style-name="ce3" table:formula="of:=([.I8]-[.$A$7])/[.$B$2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190" calcext:value-type="float">
            <text:p>190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3" table:formula="of:=([.F9]-[.$A$5])/[.$A$2]" office:value-type="float" office:value="0.673076923076923" calcext:value-type="float">
            <text:p>0,67</text:p>
          </table:table-cell>
          <table:table-cell table:style-name="ce3" table:formula="of:=([.G9]-[.$A$5])/[.$A$2]" office:value-type="float" office:value="0.871794871794872" calcext:value-type="float">
            <text:p>0,87</text:p>
          </table:table-cell>
          <table:table-cell table:style-name="ce3" table:formula="of:=([.H9]-[.$A$7])/[.$B$2]" office:value-type="float" office:value="0.630434782608696" calcext:value-type="float">
            <text:p>0,63</text:p>
          </table:table-cell>
          <table:table-cell table:style-name="ce3" table:formula="of:=([.I9]-[.$A$7])/[.$B$2]" office:value-type="float" office:value="1" calcext:value-type="float">
            <text:p>1,00</text:p>
          </table:table-cell>
          <table:table-cell table:number-columns-repeated="100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3"/>
          <table:table-cell table:formula="of:=27/41" office:value-type="float" office:value="0.658536585365854" calcext:value-type="float">
            <text:p>0,658536585365854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3:30:14.382000000</meta:creation-date>
    <dc:date>2020-01-06T19:16:51.077000000</dc:date>
    <meta:editing-duration>P1DT4H45M11S</meta:editing-duration>
    <meta:editing-cycles>7</meta:editing-cycles>
    <meta:generator>LibreOffice/6.0.1.1$Windows_X86_64 LibreOffice_project/60bfb1526849283ce2491346ed2aa51c465abfe6</meta:generator>
    <meta:document-statistic meta:table-count="1" meta:cell-count="85" meta:object-count="0"/>
  </office:meta>
</office:document-meta>
</file>